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0cc853" officeooo:paragraph-rsid="000cc853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cc853" officeooo:paragraph-rsid="000cc853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cc853" officeooo:paragraph-rsid="000ea6be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cc853" officeooo:paragraph-rsid="00106017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ea6be" officeooo:paragraph-rsid="000ea6be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06017" officeooo:paragraph-rsid="00106017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0fe55" officeooo:paragraph-rsid="0010fe55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2574a" officeooo:paragraph-rsid="0012574a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5870f" officeooo:paragraph-rsid="0015870f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6efa8" officeooo:paragraph-rsid="0016efa8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fe55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ea6be" style:font-weight-asian="normal" style:font-weight-complex="normal"/>
    </style:style>
    <style:style style:name="T5" style:family="text">
      <style:text-properties style:text-underline-style="none" fo:font-weight="normal" officeooo:rsid="00106017" style:font-weight-asian="normal" style:font-weight-complex="normal"/>
    </style:style>
    <style:style style:name="T6" style:family="text">
      <style:text-properties style:text-underline-style="none" fo:font-weight="normal" officeooo:rsid="000cc853" style:font-weight-asian="normal" style:font-weight-complex="normal"/>
    </style:style>
    <style:style style:name="T7" style:family="text">
      <style:text-properties style:text-underline-style="none" fo:font-weight="normal" officeooo:rsid="0010fe55" style:font-weight-asian="normal" style:font-weight-complex="normal"/>
    </style:style>
    <style:style style:name="T8" style:family="text">
      <style:text-properties style:text-underline-style="none" fo:font-weight="normal" officeooo:rsid="0012574a" style:font-weight-asian="normal" style:font-weight-complex="normal"/>
    </style:style>
    <style:style style:name="T9" style:family="text">
      <style:text-properties style:text-underline-style="none" fo:font-weight="normal" officeooo:rsid="00149829" style:font-weight-asian="normal" style:font-weight-complex="normal"/>
    </style:style>
    <style:style style:name="T10" style:family="text">
      <style:text-properties style:text-underline-style="none" fo:font-weight="normal" officeooo:rsid="0015870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f structurel et fonctionnel :</text:p>
      <text:p text:style-name="P2"><text:span text:style-name="T3"/></text:p>
      <text:p text:style-name="P2"><text:span text:style-name="T3"/></text:p>
      <text:p text:style-name="P2"><text:span text:style-name="T1">Université :</text:span></text:p>
      <text:p text:style-name="P2"><text:span text:style-name="T3">Cette entité sert à stocker toutes les universités de tous les participants inscrits dans ma base.</text:span></text:p>
      <text:p text:style-name="P2"><text:span text:style-name="T3">La clé primaire est un numéro unique.</text:span></text:p>
      <text:p text:style-name="P2"><text:span text:style-name="T3">Tout le reste des attributs sert à décrire chaque université.</text:span></text:p>
      <text:p text:style-name="P2"><text:span text:style-name="T3"/></text:p>
      <text:p text:style-name="P2"><text:span text:style-name="T1">ParticipantAsso :</text:span></text:p>
      <text:p text:style-name="P2"><text:span text:style-name="T3">Cette entité sert à stocker tous les étudiants inscrits dans l’association et qui veulent participer à des </text:span><text:span text:style-name="T7">événements.</text:span></text:p>
      <text:p text:style-name="P2"><text:span text:style-name="T3">La clé primaire est un numéro unique de participation qui sert aussi d’identifiant.</text:span></text:p>
      <text:p text:style-name="P3"><text:span text:style-name="T3">La clé étrangère NoUniversité permet d’avoir les renseignements </text:span><text:span text:style-name="T4">de l’université de l’étudiant.</text:span></text:p>
      <text:p text:style-name="P3"><text:span text:style-name="T4">La clé étrangère NoEtudiant permet d’avoir les renseignements sur </text:span><text:span text:style-name="T3"><text:s/></text:span><text:span text:style-name="T4">l’étudiant (lié à la table de Xavier)</text:span></text:p>
      <text:p text:style-name="P3"><text:span text:style-name="T4"/></text:p>
      <text:p text:style-name="P5"><text:span text:style-name="T1">ParticipantAutre :</text:span></text:p>
      <text:p text:style-name="P5"><text:span text:style-name="T3">Cette entité sert à stocker tous les étudiants qui ne font pas partie de l’association </text:span><text:span text:style-name="T5">et qui participent à des </text:span><text:span text:style-name="T7">événements.</text:span></text:p>
      <text:p text:style-name="P6"><text:span text:style-name="T3">La clé primaire </text:span><text:span text:style-name="T6">est un numéro unique de participation qui sert aussi d’identifiant.</text:span></text:p>
      <text:p text:style-name="P4"><text:span text:style-name="T3">La clé étrangère NoUniversité permet d’avoir les renseignements </text:span><text:span text:style-name="T4">de l’université de l’étudiant.</text:span></text:p>
      <text:p text:style-name="P6"><text:span text:style-name="T4">L</text:span><text:span text:style-name="T3">e reste des attributs permet d’avoir les renseignements de l’étudiant.</text:span></text:p>
      <text:p text:style-name="P6"><text:span text:style-name="T3"/></text:p>
      <text:p text:style-name="P6"><text:span text:style-name="T2">Équipe</text:span><text:span text:style-name="T1"> :</text:span></text:p>
      <text:p text:style-name="P6"><text:span text:style-name="T3">Cette entité sert à stocker toutes les équipes qui participent à des événements. </text:span></text:p>
      <text:p text:style-name="P7"><text:span text:style-name="T4">L</text:span><text:span text:style-name="T3">a clé primaire est un numéro d’équipe qui sert aussi d’identifiant.</text:span></text:p>
      <text:p text:style-name="P7"><text:span text:style-name="T3">L’attribut NomEquipe stocke le nom de chaque équipe.</text:span></text:p>
      <text:p text:style-name="P7"><text:span text:style-name="T3"/></text:p>
      <text:p text:style-name="P7"><text:span text:style-name="T1">Événement :</text:span></text:p>
      <text:p text:style-name="P7"><text:span text:style-name="T3">Cette entité </text:span><text:span text:style-name="T8">sert à stocker tous les événements proposés par l’association.</text:span></text:p>
      <text:p text:style-name="P8"><text:span text:style-name="T3">La clé primaire est un numéro unique.</text:span></text:p>
      <text:p text:style-name="P8"><text:span text:style-name="T3">La clé étrangère NoPersonnel permet d’avoir les renseignements sur la personne qui encadre l’événement.</text:span></text:p>
      <text:p text:style-name="P8"><text:span text:style-name="T3">La clé étrangère NoTypeEvenement permet de savoir le type de l’événement .</text:span></text:p>
      <text:p text:style-name="P8"><text:span text:style-name="T3">La clé étrangère NoPresse permet de savoir si l’événement a été médiatisé et si oui par qui.</text:span></text:p>
      <text:p text:style-name="P8"><text:span text:style-name="T3">La clé étrangère NoEvtSport permet de savoir si l’événement est sportif ou non et si oui elle décrit la partie sport.</text:span></text:p>
      <text:p text:style-name="P8"><text:span text:style-name="T3">L’attribut Date donne la date de l’événement.</text:span></text:p>
      <text:p text:style-name="P8"><text:span text:style-name="T3">L’attribut VilleEvenement donne la ville de l’événement.</text:span></text:p>
      <text:p text:style-name="P8"><text:span text:style-name="T3">L’attribut Prix donne le coût de l’événement.</text:span></text:p>
      <text:p text:style-name="P8"><text:span text:style-name="T3">L’attribut PrixPlace donne le prix </text:span><text:span text:style-name="T9">de la participation à </text:span><text:span text:style-name="T10">l’événement.</text:span></text:p>
      <text:p text:style-name="P9"><text:span text:style-name="T9">L’</text:span><text:span text:style-name="T3">attribut Notation donne la note moyenne obtenu par l’événement.</text:span></text:p>
      <text:p text:style-name="P9"><text:span text:style-name="T3"/></text:p>
      <text:p text:style-name="P10"><text:span text:style-name="T3">FAIRE LES 5 SUIVAN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7:53:18.760363744</meta:creation-date>
    <meta:generator>LibreOffice/5.1.6.2$Linux_X86_64 LibreOffice_project/10m0$Build-2</meta:generator>
    <dc:date>2018-05-11T18:30:34.049115223</dc:date>
    <meta:editing-duration>PT12M24S</meta:editing-duration>
    <meta:editing-cycles>7</meta:editing-cycles>
    <meta:document-statistic meta:table-count="0" meta:image-count="0" meta:object-count="0" meta:page-count="1" meta:paragraph-count="32" meta:word-count="321" meta:character-count="2069" meta:non-whitespace-character-count="1778"/>
  </office:meta>
</office:document-meta>
</file>